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Circle"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24cm" svg:y1="3.921cm" svg:x2="5.637cm" svg:y2="3.921cm">
          <text:p/>
        </draw:line>
        <draw:line draw:style-name="gr1" draw:text-style-name="P1" draw:layer="layout" svg:x1="5.541cm" svg:y1="3.921cm" svg:x2="6.938cm" svg:y2="3.921cm">
          <text:p/>
        </draw:line>
        <draw:line draw:style-name="gr1" draw:text-style-name="P1" draw:layer="layout" svg:x1="12.311cm" svg:y1="3.921cm" svg:x2="10.739cm" svg:y2="3.921cm">
          <text:p/>
        </draw:line>
        <draw:line draw:style-name="gr1" draw:text-style-name="P1" draw:layer="layout" svg:x1="10.911cm" svg:y1="3.921cm" svg:x2="9.898cm" svg:y2="3.921cm">
          <text:p/>
        </draw:line>
        <draw:line draw:style-name="gr1" draw:text-style-name="P1" draw:layer="layout" svg:x1="6.742cm" svg:y1="3.921cm" svg:x2="7.477cm" svg:y2="3.921cm">
          <text:p/>
        </draw:line>
        <draw:line draw:style-name="gr2" draw:text-style-name="P1" draw:layer="layout" svg:x1="7.477cm" svg:y1="3.921cm" svg:x2="9.89cm" svg:y2="3.921cm">
          <text:p/>
        </draw:line>
        <draw:line draw:style-name="gr1" draw:text-style-name="P1" draw:layer="layout" svg:x1="4.241cm" svg:y1="5.021cm" svg:x2="5.638cm" svg:y2="5.021cm">
          <text:p/>
        </draw:line>
        <draw:line draw:style-name="gr1" draw:text-style-name="P1" draw:layer="layout" svg:x1="5.542cm" svg:y1="5.021cm" svg:x2="6.939cm" svg:y2="5.021cm">
          <text:p/>
        </draw:line>
        <draw:line draw:style-name="gr1" draw:text-style-name="P1" draw:layer="layout" svg:x1="12.312cm" svg:y1="5.021cm" svg:x2="10.74cm" svg:y2="5.021cm">
          <text:p/>
        </draw:line>
        <draw:line draw:style-name="gr1" draw:text-style-name="P1" draw:layer="layout" svg:x1="10.912cm" svg:y1="5.021cm" svg:x2="9.898cm" svg:y2="5.021cm">
          <text:p/>
        </draw:line>
        <draw:line draw:style-name="gr1" draw:text-style-name="P1" draw:layer="layout" svg:x1="6.743cm" svg:y1="5.021cm" svg:x2="7.604cm" svg:y2="5.021cm">
          <text:p/>
        </draw:line>
        <draw:line draw:style-name="gr2" draw:text-style-name="P1" draw:layer="layout" svg:x1="7.478cm" svg:y1="5.021cm" svg:x2="9.891cm" svg:y2="5.021cm">
          <text:p/>
        </draw:line>
        <draw:line draw:style-name="gr3" draw:text-style-name="P1" draw:layer="layout" svg:x1="4.367cm" svg:y1="3.921cm" svg:x2="4.367cm" svg:y2="4.937cm">
          <text:p/>
        </draw:line>
        <draw:line draw:style-name="gr3" draw:text-style-name="P1" draw:layer="layout" svg:x1="5.667cm" svg:y1="3.921cm" svg:x2="5.667cm" svg:y2="4.937cm">
          <text:p/>
        </draw:line>
        <draw:line draw:style-name="gr3" draw:text-style-name="P1" draw:layer="layout" svg:x1="6.867cm" svg:y1="3.921cm" svg:x2="6.867cm" svg:y2="4.937cm">
          <text:p/>
        </draw:line>
        <draw:line draw:style-name="gr3" draw:text-style-name="P1" draw:layer="layout" svg:x1="10.767cm" svg:y1="3.921cm" svg:x2="10.767cm" svg:y2="4.937cm">
          <text:p/>
        </draw:line>
        <draw:line draw:style-name="gr3" draw:text-style-name="P1" draw:layer="layout" svg:x1="12.167cm" svg:y1="3.921cm" svg:x2="12.167cm" svg:y2="4.937cm">
          <text:p/>
        </draw:line>
        <draw:line draw:style-name="gr1" draw:text-style-name="P1" draw:layer="layout" svg:x1="4.24cm" svg:y1="7.121cm" svg:x2="5.637cm" svg:y2="7.121cm">
          <text:p/>
        </draw:line>
        <draw:line draw:style-name="gr1" draw:text-style-name="P1" draw:layer="layout" svg:x1="5.541cm" svg:y1="7.121cm" svg:x2="6.938cm" svg:y2="7.121cm">
          <text:p/>
        </draw:line>
        <draw:line draw:style-name="gr1" draw:text-style-name="P1" draw:layer="layout" svg:x1="10.911cm" svg:y1="7.121cm" svg:x2="9.898cm" svg:y2="7.121cm">
          <text:p/>
        </draw:line>
        <draw:line draw:style-name="gr1" draw:text-style-name="P1" draw:layer="layout" svg:x1="6.742cm" svg:y1="7.121cm" svg:x2="7.477cm" svg:y2="7.121cm">
          <text:p/>
        </draw:line>
        <draw:line draw:style-name="gr2" draw:text-style-name="P1" draw:layer="layout" svg:x1="7.477cm" svg:y1="7.121cm" svg:x2="9.89cm" svg:y2="7.121cm">
          <text:p/>
        </draw:line>
        <draw:line draw:style-name="gr1" draw:text-style-name="P1" draw:layer="layout" svg:x1="4.241cm" svg:y1="8.221cm" svg:x2="5.638cm" svg:y2="8.221cm">
          <text:p/>
        </draw:line>
        <draw:line draw:style-name="gr1" draw:text-style-name="P1" draw:layer="layout" svg:x1="5.542cm" svg:y1="8.221cm" svg:x2="6.939cm" svg:y2="8.221cm">
          <text:p/>
        </draw:line>
        <draw:line draw:style-name="gr1" draw:text-style-name="P1" draw:layer="layout" svg:x1="12.312cm" svg:y1="8.221cm" svg:x2="10.74cm" svg:y2="8.221cm">
          <text:p/>
        </draw:line>
        <draw:line draw:style-name="gr1" draw:text-style-name="P1" draw:layer="layout" svg:x1="10.912cm" svg:y1="8.221cm" svg:x2="9.898cm" svg:y2="8.221cm">
          <text:p/>
        </draw:line>
        <draw:line draw:style-name="gr1" draw:text-style-name="P1" draw:layer="layout" svg:x1="6.743cm" svg:y1="8.221cm" svg:x2="7.604cm" svg:y2="8.221cm">
          <text:p/>
        </draw:line>
        <draw:line draw:style-name="gr2" draw:text-style-name="P1" draw:layer="layout" svg:x1="7.478cm" svg:y1="8.221cm" svg:x2="9.891cm" svg:y2="8.221cm">
          <text:p/>
        </draw:line>
        <draw:line draw:style-name="gr3" draw:text-style-name="P1" draw:layer="layout" svg:x1="4.367cm" svg:y1="7.121cm" svg:x2="4.367cm" svg:y2="8.137cm">
          <text:p/>
        </draw:line>
        <draw:line draw:style-name="gr3" draw:text-style-name="P1" draw:layer="layout" svg:x1="5.667cm" svg:y1="7.121cm" svg:x2="5.667cm" svg:y2="8.137cm">
          <text:p/>
        </draw:line>
        <draw:line draw:style-name="gr3" draw:text-style-name="P1" draw:layer="layout" svg:x1="6.867cm" svg:y1="7.121cm" svg:x2="6.867cm" svg:y2="8.137cm">
          <text:p/>
        </draw:line>
        <draw:line draw:style-name="gr3" draw:text-style-name="P1" draw:layer="layout" svg:x1="10.767cm" svg:y1="7.121cm" svg:x2="10.767cm" svg:y2="8.137cm">
          <text:p/>
        </draw:line>
        <draw:custom-shape draw:style-name="gr4" draw:text-style-name="P1" draw:layer="layout" svg:width="8.128cm" svg:height="2.159cm" svg:x="3.413cm" svg:y="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58cm" svg:height="0.539cm" svg:x="9.848cm" svg:y="3.0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1.003cm" svg:height="0.539cm" svg:x="10.248cm" svg:y="6.20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538cm" svg:height="0.539cm" svg:x="11.148cm" svg:y="3.4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0.538cm" svg:height="0.539cm" svg:x="12.148cm" svg:y="4.20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0.538cm" svg:height="0.539cm" svg:x="11.248cm" svg:y="5.00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559cm" svg:height="0.539cm" svg:x="10.248cm" svg:y="4.2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layer="layout" svg:x1="13.712cm" svg:y1="8.221cm" svg:x2="12.14cm" svg:y2="8.221cm">
          <text:p/>
        </draw:line>
        <draw:frame draw:style-name="gr5" draw:text-style-name="P1" draw:layer="layout" svg:width="0.559cm" svg:height="0.539cm" svg:x="10.249cm" svg:y="7.3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0.538cm" svg:height="0.539cm" svg:x="11.248cm" svg:y="8.2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" draw:layer="layout" svg:width="0.538cm" svg:height="0.539cm" svg:x="12.748cm" svg:y="8.2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text-style-name="P1" draw:layer="layout" svg:x1="4.24cm" svg:y1="13.321cm" svg:x2="5.637cm" svg:y2="13.321cm">
          <text:p/>
        </draw:line>
        <draw:line draw:style-name="gr1" draw:text-style-name="P1" draw:layer="layout" svg:x1="5.541cm" svg:y1="13.321cm" svg:x2="6.938cm" svg:y2="13.321cm">
          <text:p/>
        </draw:line>
        <draw:line draw:style-name="gr1" draw:text-style-name="P1" draw:layer="layout" svg:x1="10.911cm" svg:y1="13.321cm" svg:x2="9.636cm" svg:y2="13.321cm">
          <text:p/>
        </draw:line>
        <draw:line draw:style-name="gr1" draw:text-style-name="P1" draw:layer="layout" svg:x1="6.742cm" svg:y1="13.321cm" svg:x2="7.477cm" svg:y2="13.321cm">
          <text:p/>
        </draw:line>
        <draw:line draw:style-name="gr2" draw:text-style-name="P1" draw:layer="layout" svg:x1="7.477cm" svg:y1="13.321cm" svg:x2="9.255cm" svg:y2="13.321cm">
          <text:p/>
        </draw:line>
        <draw:line draw:style-name="gr1" draw:text-style-name="P1" draw:layer="layout" svg:x1="4.241cm" svg:y1="14.421cm" svg:x2="5.638cm" svg:y2="14.421cm">
          <text:p/>
        </draw:line>
        <draw:line draw:style-name="gr1" draw:text-style-name="P1" draw:layer="layout" svg:x1="5.542cm" svg:y1="14.421cm" svg:x2="6.939cm" svg:y2="14.421cm">
          <text:p/>
        </draw:line>
        <draw:line draw:style-name="gr1" draw:text-style-name="P1" draw:layer="layout" svg:x1="10.912cm" svg:y1="14.421cm" svg:x2="9.763cm" svg:y2="14.421cm">
          <text:p/>
        </draw:line>
        <draw:line draw:style-name="gr1" draw:text-style-name="P1" draw:layer="layout" svg:x1="6.743cm" svg:y1="14.421cm" svg:x2="7.604cm" svg:y2="14.421cm">
          <text:p/>
        </draw:line>
        <draw:line draw:style-name="gr2" draw:text-style-name="P1" draw:layer="layout" svg:x1="7.478cm" svg:y1="14.421cm" svg:x2="9.128cm" svg:y2="14.421cm">
          <text:p/>
        </draw:line>
        <draw:line draw:style-name="gr3" draw:text-style-name="P1" draw:layer="layout" svg:x1="4.367cm" svg:y1="13.321cm" svg:x2="4.367cm" svg:y2="14.337cm">
          <text:p/>
        </draw:line>
        <draw:line draw:style-name="gr3" draw:text-style-name="P1" draw:layer="layout" svg:x1="5.667cm" svg:y1="13.321cm" svg:x2="5.667cm" svg:y2="14.337cm">
          <text:p/>
        </draw:line>
        <draw:line draw:style-name="gr3" draw:text-style-name="P1" draw:layer="layout" svg:x1="6.867cm" svg:y1="13.321cm" svg:x2="6.867cm" svg:y2="14.337cm">
          <text:p/>
        </draw:line>
        <draw:custom-shape draw:style-name="gr4" draw:text-style-name="P1" draw:layer="layout" svg:width="7.112cm" svg:height="2.159cm" svg:x="3.413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003cm" svg:height="0.539cm" svg:x="9.648cm" svg:y="12.50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" draw:text-style-name="P1" draw:layer="layout" svg:x1="12.411cm" svg:y1="13.321cm" svg:x2="10.839cm" svg:y2="13.321cm">
          <text:p/>
        </draw:line>
        <draw:line draw:style-name="gr1" draw:text-style-name="P1" draw:layer="layout" svg:x1="12.412cm" svg:y1="14.421cm" svg:x2="10.84cm" svg:y2="14.421cm">
          <text:p/>
        </draw:line>
        <draw:line draw:style-name="gr3" draw:text-style-name="P1" draw:layer="layout" svg:x1="12.267cm" svg:y1="13.321cm" svg:x2="12.267cm" svg:y2="14.337cm">
          <text:p/>
        </draw:line>
        <draw:frame draw:style-name="gr5" draw:text-style-name="P1" draw:layer="layout" svg:width="0.538cm" svg:height="0.539cm" svg:x="11.248cm" svg:y="12.80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" draw:layer="layout" svg:width="0.538cm" svg:height="0.539cm" svg:x="12.248cm" svg:y="13.60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" draw:layer="layout" svg:width="0.538cm" svg:height="0.539cm" svg:x="11.348cm" svg:y="14.40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" draw:text-style-name="P1" draw:layer="layout" svg:x1="9.811cm" svg:y1="13.321cm" svg:x2="8.798cm" svg:y2="13.321cm">
          <text:p/>
        </draw:line>
        <draw:line draw:style-name="gr1" draw:text-style-name="P1" draw:layer="layout" svg:x1="9.812cm" svg:y1="14.421cm" svg:x2="8.798cm" svg:y2="14.421cm">
          <text:p/>
        </draw:line>
        <draw:line draw:style-name="gr3" draw:text-style-name="P1" draw:layer="layout" svg:x1="9.667cm" svg:y1="13.321cm" svg:x2="9.667cm" svg:y2="14.337cm">
          <text:p/>
        </draw:line>
        <draw:line draw:style-name="gr1" draw:text-style-name="P1" draw:layer="layout" svg:x1="4.24cm" svg:y1="19.122cm" svg:x2="5.637cm" svg:y2="19.122cm">
          <text:p/>
        </draw:line>
        <draw:line draw:style-name="gr1" draw:text-style-name="P1" draw:layer="layout" svg:x1="5.541cm" svg:y1="19.122cm" svg:x2="6.938cm" svg:y2="19.122cm">
          <text:p/>
        </draw:line>
        <draw:line draw:style-name="gr1" draw:text-style-name="P1" draw:layer="layout" svg:x1="10.911cm" svg:y1="19.122cm" svg:x2="9.636cm" svg:y2="19.122cm">
          <text:p/>
        </draw:line>
        <draw:line draw:style-name="gr1" draw:text-style-name="P1" draw:layer="layout" svg:x1="6.742cm" svg:y1="19.122cm" svg:x2="7.477cm" svg:y2="19.122cm">
          <text:p/>
        </draw:line>
        <draw:line draw:style-name="gr2" draw:text-style-name="P1" draw:layer="layout" svg:x1="7.477cm" svg:y1="19.122cm" svg:x2="9.255cm" svg:y2="19.122cm">
          <text:p/>
        </draw:line>
        <draw:line draw:style-name="gr1" draw:text-style-name="P1" draw:layer="layout" svg:x1="4.241cm" svg:y1="20.222cm" svg:x2="5.638cm" svg:y2="20.222cm">
          <text:p/>
        </draw:line>
        <draw:line draw:style-name="gr1" draw:text-style-name="P1" draw:layer="layout" svg:x1="5.542cm" svg:y1="20.222cm" svg:x2="6.939cm" svg:y2="20.222cm">
          <text:p/>
        </draw:line>
        <draw:line draw:style-name="gr1" draw:text-style-name="P1" draw:layer="layout" svg:x1="10.912cm" svg:y1="20.222cm" svg:x2="9.763cm" svg:y2="20.222cm">
          <text:p/>
        </draw:line>
        <draw:line draw:style-name="gr1" draw:text-style-name="P1" draw:layer="layout" svg:x1="6.743cm" svg:y1="20.222cm" svg:x2="7.604cm" svg:y2="20.222cm">
          <text:p/>
        </draw:line>
        <draw:line draw:style-name="gr2" draw:text-style-name="P1" draw:layer="layout" svg:x1="7.478cm" svg:y1="20.222cm" svg:x2="9.128cm" svg:y2="20.222cm">
          <text:p/>
        </draw:line>
        <draw:line draw:style-name="gr3" draw:text-style-name="P1" draw:layer="layout" svg:x1="4.367cm" svg:y1="19.122cm" svg:x2="4.367cm" svg:y2="20.138cm">
          <text:p/>
        </draw:line>
        <draw:line draw:style-name="gr3" draw:text-style-name="P1" draw:layer="layout" svg:x1="5.667cm" svg:y1="19.122cm" svg:x2="5.667cm" svg:y2="20.138cm">
          <text:p/>
        </draw:line>
        <draw:line draw:style-name="gr3" draw:text-style-name="P1" draw:layer="layout" svg:x1="6.867cm" svg:y1="19.122cm" svg:x2="6.867cm" svg:y2="20.138cm">
          <text:p/>
        </draw:line>
        <draw:frame draw:style-name="gr5" draw:text-style-name="P1" draw:layer="layout" svg:width="1.003cm" svg:height="0.539cm" svg:x="9.648cm" svg:y="18.30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" draw:text-style-name="P1" draw:layer="layout" svg:x1="9.811cm" svg:y1="19.122cm" svg:x2="8.798cm" svg:y2="19.122cm">
          <text:p/>
        </draw:line>
        <draw:line draw:style-name="gr1" draw:text-style-name="P1" draw:layer="layout" svg:x1="9.812cm" svg:y1="20.222cm" svg:x2="8.798cm" svg:y2="20.222cm">
          <text:p/>
        </draw:line>
        <draw:line draw:style-name="gr3" draw:text-style-name="P1" draw:layer="layout" svg:x1="9.667cm" svg:y1="19.122cm" svg:x2="9.667cm" svg:y2="20.138cm">
          <text:p/>
        </draw:line>
        <draw:line draw:style-name="gr3" draw:text-style-name="P1" draw:layer="layout" svg:x1="10.767cm" svg:y1="19.122cm" svg:x2="10.767cm" svg:y2="20.138cm">
          <text:p/>
        </draw:line>
        <draw:frame draw:style-name="gr5" draw:text-style-name="P1" draw:layer="layout" svg:width="0.411cm" svg:height="0.474cm" svg:x="10.848cm" svg:y="19.40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" draw:text-style-name="P1" draw:layer="layout" svg:x1="4.24cm" svg:y1="10.021cm" svg:x2="5.637cm" svg:y2="10.021cm">
          <text:p/>
        </draw:line>
        <draw:line draw:style-name="gr1" draw:text-style-name="P1" draw:layer="layout" svg:x1="5.541cm" svg:y1="10.021cm" svg:x2="6.938cm" svg:y2="10.021cm">
          <text:p/>
        </draw:line>
        <draw:line draw:style-name="gr1" draw:text-style-name="P1" draw:layer="layout" svg:x1="10.911cm" svg:y1="10.021cm" svg:x2="9.898cm" svg:y2="10.021cm">
          <text:p/>
        </draw:line>
        <draw:line draw:style-name="gr1" draw:text-style-name="P1" draw:layer="layout" svg:x1="6.742cm" svg:y1="10.021cm" svg:x2="7.477cm" svg:y2="10.021cm">
          <text:p/>
        </draw:line>
        <draw:line draw:style-name="gr2" draw:text-style-name="P1" draw:layer="layout" svg:x1="7.477cm" svg:y1="10.021cm" svg:x2="9.89cm" svg:y2="10.021cm">
          <text:p/>
        </draw:line>
        <draw:line draw:style-name="gr1" draw:text-style-name="P1" draw:layer="layout" svg:x1="4.241cm" svg:y1="11.121cm" svg:x2="5.638cm" svg:y2="11.121cm">
          <text:p/>
        </draw:line>
        <draw:line draw:style-name="gr1" draw:text-style-name="P1" draw:layer="layout" svg:x1="5.542cm" svg:y1="11.121cm" svg:x2="6.939cm" svg:y2="11.121cm">
          <text:p/>
        </draw:line>
        <draw:line draw:style-name="gr1" draw:text-style-name="P1" draw:layer="layout" svg:x1="12.312cm" svg:y1="11.121cm" svg:x2="10.74cm" svg:y2="11.121cm">
          <text:p/>
        </draw:line>
        <draw:line draw:style-name="gr1" draw:text-style-name="P1" draw:layer="layout" svg:x1="10.912cm" svg:y1="11.121cm" svg:x2="9.898cm" svg:y2="11.121cm">
          <text:p/>
        </draw:line>
        <draw:line draw:style-name="gr1" draw:text-style-name="P1" draw:layer="layout" svg:x1="6.743cm" svg:y1="11.121cm" svg:x2="7.604cm" svg:y2="11.121cm">
          <text:p/>
        </draw:line>
        <draw:line draw:style-name="gr2" draw:text-style-name="P1" draw:layer="layout" svg:x1="7.478cm" svg:y1="11.121cm" svg:x2="9.891cm" svg:y2="11.121cm">
          <text:p/>
        </draw:line>
        <draw:line draw:style-name="gr3" draw:text-style-name="P1" draw:layer="layout" svg:x1="4.367cm" svg:y1="10.021cm" svg:x2="4.367cm" svg:y2="11.037cm">
          <text:p/>
        </draw:line>
        <draw:line draw:style-name="gr3" draw:text-style-name="P1" draw:layer="layout" svg:x1="5.667cm" svg:y1="10.021cm" svg:x2="5.667cm" svg:y2="11.037cm">
          <text:p/>
        </draw:line>
        <draw:line draw:style-name="gr3" draw:text-style-name="P1" draw:layer="layout" svg:x1="6.867cm" svg:y1="10.021cm" svg:x2="6.867cm" svg:y2="11.037cm">
          <text:p/>
        </draw:line>
        <draw:line draw:style-name="gr3" draw:text-style-name="P1" draw:layer="layout" svg:x1="10.767cm" svg:y1="10.021cm" svg:x2="10.767cm" svg:y2="11.037cm">
          <text:p/>
        </draw:line>
        <draw:custom-shape draw:style-name="gr4" draw:text-style-name="P1" draw:layer="layout" svg:width="8.128cm" svg:height="2.159cm" svg:x="3.413cm" svg:y="9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003cm" svg:height="0.539cm" svg:x="10.248cm" svg:y="9.10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" draw:text-style-name="P1" draw:layer="layout" svg:x1="12.312cm" svg:y1="10.021cm" svg:x2="10.74cm" svg:y2="10.021cm">
          <text:p/>
        </draw:line>
        <draw:frame draw:style-name="gr5" draw:text-style-name="P1" draw:layer="layout" svg:width="0.559cm" svg:height="0.539cm" svg:x="10.249cm" svg:y="10.2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0.538cm" svg:height="0.539cm" svg:x="11.248cm" svg:y="11.109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1" draw:layer="layout" svg:width="0.538cm" svg:height="0.539cm" svg:x="11.348cm" svg:y="10.00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" draw:text-style-name="P1" draw:layer="layout" svg:x1="4.24cm" svg:y1="16.222cm" svg:x2="5.637cm" svg:y2="16.222cm">
          <text:p/>
        </draw:line>
        <draw:line draw:style-name="gr1" draw:text-style-name="P1" draw:layer="layout" svg:x1="5.541cm" svg:y1="16.222cm" svg:x2="6.938cm" svg:y2="16.222cm">
          <text:p/>
        </draw:line>
        <draw:line draw:style-name="gr1" draw:text-style-name="P1" draw:layer="layout" svg:x1="10.906cm" svg:y1="16.767cm" svg:x2="9.636cm" svg:y2="16.222cm">
          <text:p/>
        </draw:line>
        <draw:line draw:style-name="gr1" draw:text-style-name="P1" draw:layer="layout" svg:x1="6.742cm" svg:y1="16.222cm" svg:x2="7.477cm" svg:y2="16.222cm">
          <text:p/>
        </draw:line>
        <draw:line draw:style-name="gr2" draw:text-style-name="P1" draw:layer="layout" svg:x1="7.477cm" svg:y1="16.222cm" svg:x2="9.255cm" svg:y2="16.222cm">
          <text:p/>
        </draw:line>
        <draw:line draw:style-name="gr1" draw:text-style-name="P1" draw:layer="layout" svg:x1="4.241cm" svg:y1="17.322cm" svg:x2="5.638cm" svg:y2="17.322cm">
          <text:p/>
        </draw:line>
        <draw:line draw:style-name="gr1" draw:text-style-name="P1" draw:layer="layout" svg:x1="5.542cm" svg:y1="17.322cm" svg:x2="6.939cm" svg:y2="17.322cm">
          <text:p/>
        </draw:line>
        <draw:line draw:style-name="gr1" draw:text-style-name="P1" draw:layer="layout" svg:x1="10.906cm" svg:y1="16.767cm" svg:x2="9.763cm" svg:y2="17.322cm">
          <text:p/>
        </draw:line>
        <draw:line draw:style-name="gr1" draw:text-style-name="P1" draw:layer="layout" svg:x1="6.743cm" svg:y1="17.322cm" svg:x2="7.604cm" svg:y2="17.322cm">
          <text:p/>
        </draw:line>
        <draw:line draw:style-name="gr2" draw:text-style-name="P1" draw:layer="layout" svg:x1="7.478cm" svg:y1="17.322cm" svg:x2="9.128cm" svg:y2="17.322cm">
          <text:p/>
        </draw:line>
        <draw:line draw:style-name="gr3" draw:text-style-name="P1" draw:layer="layout" svg:x1="4.367cm" svg:y1="16.222cm" svg:x2="4.367cm" svg:y2="17.238cm">
          <text:p/>
        </draw:line>
        <draw:line draw:style-name="gr3" draw:text-style-name="P1" draw:layer="layout" svg:x1="5.667cm" svg:y1="16.222cm" svg:x2="5.667cm" svg:y2="17.238cm">
          <text:p/>
        </draw:line>
        <draw:line draw:style-name="gr3" draw:text-style-name="P1" draw:layer="layout" svg:x1="6.867cm" svg:y1="16.222cm" svg:x2="6.867cm" svg:y2="17.238cm">
          <text:p/>
        </draw:line>
        <draw:custom-shape draw:style-name="gr4" draw:text-style-name="P1" draw:layer="layout" svg:width="7.112cm" svg:height="2.159cm" svg:x="3.413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003cm" svg:height="0.539cm" svg:x="9.648cm" svg:y="15.40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" draw:text-style-name="P1" draw:layer="layout" svg:x1="9.811cm" svg:y1="16.222cm" svg:x2="8.798cm" svg:y2="16.222cm">
          <text:p/>
        </draw:line>
        <draw:line draw:style-name="gr1" draw:text-style-name="P1" draw:layer="layout" svg:x1="9.812cm" svg:y1="17.322cm" svg:x2="8.798cm" svg:y2="17.322cm">
          <text:p/>
        </draw:line>
        <draw:line draw:style-name="gr3" draw:text-style-name="P1" draw:layer="layout" svg:x1="9.667cm" svg:y1="16.222cm" svg:x2="9.667cm" svg:y2="17.238cm">
          <text:p/>
        </draw:line>
        <draw:line draw:style-name="gr1" draw:text-style-name="P1" draw:layer="layout" svg:x1="4.24cm" svg:y1="21.823cm" svg:x2="5.637cm" svg:y2="21.823cm">
          <text:p/>
        </draw:line>
        <draw:line draw:style-name="gr1" draw:text-style-name="P1" draw:layer="layout" svg:x1="5.541cm" svg:y1="21.823cm" svg:x2="6.938cm" svg:y2="21.823cm">
          <text:p/>
        </draw:line>
        <draw:line draw:style-name="gr1" draw:text-style-name="P1" draw:layer="layout" svg:x1="10.911cm" svg:y1="21.823cm" svg:x2="9.636cm" svg:y2="21.823cm">
          <text:p/>
        </draw:line>
        <draw:line draw:style-name="gr1" draw:text-style-name="P1" draw:layer="layout" svg:x1="6.742cm" svg:y1="21.823cm" svg:x2="7.477cm" svg:y2="21.823cm">
          <text:p/>
        </draw:line>
        <draw:line draw:style-name="gr2" draw:text-style-name="P1" draw:layer="layout" svg:x1="7.477cm" svg:y1="21.823cm" svg:x2="9.255cm" svg:y2="21.823cm">
          <text:p/>
        </draw:line>
        <draw:line draw:style-name="gr1" draw:text-style-name="P1" draw:layer="layout" svg:x1="4.241cm" svg:y1="22.923cm" svg:x2="5.638cm" svg:y2="22.923cm">
          <text:p/>
        </draw:line>
        <draw:line draw:style-name="gr1" draw:text-style-name="P1" draw:layer="layout" svg:x1="5.542cm" svg:y1="22.923cm" svg:x2="6.939cm" svg:y2="22.923cm">
          <text:p/>
        </draw:line>
        <draw:line draw:style-name="gr1" draw:text-style-name="P1" draw:layer="layout" svg:x1="10.912cm" svg:y1="22.923cm" svg:x2="9.763cm" svg:y2="22.923cm">
          <text:p/>
        </draw:line>
        <draw:line draw:style-name="gr1" draw:text-style-name="P1" draw:layer="layout" svg:x1="6.743cm" svg:y1="22.923cm" svg:x2="7.604cm" svg:y2="22.923cm">
          <text:p/>
        </draw:line>
        <draw:line draw:style-name="gr2" draw:text-style-name="P1" draw:layer="layout" svg:x1="7.478cm" svg:y1="22.923cm" svg:x2="9.128cm" svg:y2="22.923cm">
          <text:p/>
        </draw:line>
        <draw:line draw:style-name="gr3" draw:text-style-name="P1" draw:layer="layout" svg:x1="4.367cm" svg:y1="21.823cm" svg:x2="4.367cm" svg:y2="22.839cm">
          <text:p/>
        </draw:line>
        <draw:line draw:style-name="gr3" draw:text-style-name="P1" draw:layer="layout" svg:x1="5.667cm" svg:y1="21.823cm" svg:x2="5.667cm" svg:y2="22.839cm">
          <text:p/>
        </draw:line>
        <draw:line draw:style-name="gr3" draw:text-style-name="P1" draw:layer="layout" svg:x1="6.867cm" svg:y1="21.823cm" svg:x2="6.867cm" svg:y2="22.839cm">
          <text:p/>
        </draw:line>
        <draw:custom-shape draw:style-name="gr4" draw:text-style-name="P1" draw:layer="layout" svg:width="7.112cm" svg:height="2.159cm" svg:x="3.413cm" svg:y="2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003cm" svg:height="0.539cm" svg:x="9.648cm" svg:y="21.00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" draw:text-style-name="P1" draw:layer="layout" svg:x1="9.811cm" svg:y1="21.823cm" svg:x2="8.798cm" svg:y2="21.823cm">
          <text:p/>
        </draw:line>
        <draw:line draw:style-name="gr1" draw:text-style-name="P1" draw:layer="layout" svg:x1="9.812cm" svg:y1="22.923cm" svg:x2="8.798cm" svg:y2="22.923cm">
          <text:p/>
        </draw:line>
        <draw:line draw:style-name="gr3" draw:text-style-name="P1" draw:layer="layout" svg:x1="9.667cm" svg:y1="21.823cm" svg:x2="9.667cm" svg:y2="22.8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00:37:20.617734702</meta:creation-date>
    <dc:date>2015-10-26T01:56:08.889602452</dc:date>
    <meta:editing-duration>PT1H17M20S</meta:editing-duration>
    <meta:editing-cycles>10</meta:editing-cycles>
    <meta:generator>LibreOffice/4.2.8.2$Linux_X86_64 LibreOffice_project/420m0$Build-2</meta:generator>
    <meta:document-statistic meta:object-count="143"/>
  </office:meta>
</office:document-meta>
</file>

<file path=Object 1/content.xml><?xml version="1.0" encoding="utf-8"?>
<math xmlns="http://www.w3.org/1998/Math/MathML" display="block">
  <semantics>
    <msub>
      <mi>G</mi>
      <mi>n</mi>
    </msub>
    <annotation encoding="StarMath 5.0">G_n</annotation>
  </semantics>
</math>
</file>

<file path=Object 10/content.xml><?xml version="1.0" encoding="utf-8"?>
<math xmlns="http://www.w3.org/1998/Math/MathML" display="block">
  <semantics>
    <msub>
      <mi>G</mi>
      <mrow>
        <mi>n</mi>
        <mo stretchy="false">−</mo>
        <mn>2</mn>
      </mrow>
    </msub>
    <annotation encoding="StarMath 5.0">G_{n-2}</annotation>
  </semantics>
</math>
</file>

<file path=Object 11/content.xml><?xml version="1.0" encoding="utf-8"?>
<math xmlns="http://www.w3.org/1998/Math/MathML" display="block">
  <semantics>
    <msub>
      <mi>G</mi>
      <mrow>
        <mi>n</mi>
        <mo stretchy="false">−</mo>
        <mn>1</mn>
      </mrow>
    </msub>
    <annotation encoding="StarMath 5.0">G_{n-1}</annotation>
  </semantics>
</math>
</file>

<file path=Object 12/content.xml><?xml version="1.0" encoding="utf-8"?>
<math xmlns="http://www.w3.org/1998/Math/MathML" display="block">
  <semantics>
    <mi>e</mi>
    <annotation encoding="StarMath 5.0">e</annotation>
  </semantics>
</math>
</file>

<file path=Object 1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14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15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16/content.xml><?xml version="1.0" encoding="utf-8"?>
<math xmlns="http://www.w3.org/1998/Math/MathML" display="block">
  <semantics>
    <msub>
      <mi>G</mi>
      <mrow>
        <mi>n</mi>
        <mo stretchy="false">−</mo>
        <mn>1</mn>
      </mrow>
    </msub>
    <annotation encoding="StarMath 5.0">G_{n-1}</annotation>
  </semantics>
</math>
</file>

<file path=Object 17/content.xml><?xml version="1.0" encoding="utf-8"?>
<math xmlns="http://www.w3.org/1998/Math/MathML" display="block">
  <semantics>
    <msub>
      <mi>e</mi>
      <mn>4</mn>
    </msub>
    <annotation encoding="StarMath 5.0">e_4</annotation>
  </semantics>
</math>
</file>

<file path=Object 18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1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2/content.xml><?xml version="1.0" encoding="utf-8"?>
<math xmlns="http://www.w3.org/1998/Math/MathML" display="block">
  <semantics>
    <msub>
      <mi>G</mi>
      <mrow>
        <mi>n</mi>
        <mo stretchy="false">−</mo>
        <mn>1</mn>
      </mrow>
    </msub>
    <annotation encoding="StarMath 5.0">G_{n-1}</annotation>
  </semantics>
</math>
</file>

<file path=Object 20/content.xml><?xml version="1.0" encoding="utf-8"?>
<math xmlns="http://www.w3.org/1998/Math/MathML" display="block">
  <semantics>
    <msub>
      <mi>G</mi>
      <mrow>
        <mi>n</mi>
        <mo stretchy="false">−</mo>
        <mn>2</mn>
      </mrow>
    </msub>
    <annotation encoding="StarMath 5.0">G_{n-2}</annotation>
  </semantics>
</math>
</file>

<file path=Object 21/content.xml><?xml version="1.0" encoding="utf-8"?>
<math xmlns="http://www.w3.org/1998/Math/MathML" display="block">
  <semantics>
    <msub>
      <mi>G</mi>
      <mrow>
        <mi>n</mi>
        <mo stretchy="false">−</mo>
        <mn>2</mn>
      </mrow>
    </msub>
    <annotation encoding="StarMath 5.0">G_{n-2}</annotation>
  </semantics>
</math>
</file>

<file path=Object 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5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6/content.xml><?xml version="1.0" encoding="utf-8"?>
<math xmlns="http://www.w3.org/1998/Math/MathML" display="block">
  <semantics>
    <msub>
      <mi>e</mi>
      <mn>4</mn>
    </msub>
    <annotation encoding="StarMath 5.0">e_4</annotation>
  </semantics>
</math>
</file>

<file path=Object 7/content.xml><?xml version="1.0" encoding="utf-8"?>
<math xmlns="http://www.w3.org/1998/Math/MathML" display="block">
  <semantics>
    <msub>
      <mi>e</mi>
      <mn>4</mn>
    </msub>
    <annotation encoding="StarMath 5.0">e_4</annotation>
  </semantics>
</math>
</file>

<file path=Object 8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9/content.xml><?xml version="1.0" encoding="utf-8"?>
<math xmlns="http://www.w3.org/1998/Math/MathML" display="block">
  <semantics>
    <msub>
      <mi>e</mi>
      <mn>2</mn>
    </msub>
    <annotation encoding="StarMath 5.0">e_2</annotation>
  </semantics>
</math>
</file>